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2" style:family="table-cell" style:parent-style-name="Default" style:data-style-name="N37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51H07M50.731707317S" calcext:value-type="time">
            <text:p>51:07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422H11M00S" calcext:value-type="time">
            <text:p>422:11</text:p>
          </table:table-cell>
          <table:table-cell office:value-type="string" calcext:value-type="string">
            <text:p>Done (%)</text:p>
          </table:table-cell>
          <table:table-cell table:style-name="ce29" table:formula="of:=[.J1]/[.J2]" office:value-type="percentage" office:value="0.251299603174603" calcext:value-type="percentage">
            <text:p>25.129960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" table:formula="of:=[.J1]/[.L5]*5" office:value-type="time" office:time-value="PT11H13M41.808510638S" calcext:value-type="time">
            <text:p>11:13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123" calcext:value-type="float">
            <text:p>123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([.H1]-[$Sheet3.F1]) &gt; 0; ([.H1]-[$Sheet3.F1]); 0 )" office:value-type="time" office:time-value="PT45H32M50.731707S" calcext:value-type="time">
            <text:p>45:32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7-30" calcext:value-type="date">
            <text:p>30/07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298" calcext:value-type="float">
            <text:p>298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19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05H35M00S" calcext:value-type="time">
            <text:p>05:35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110" calcext:value-type="float">
            <text:p>11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188" calcext:value-type="float">
            <text:p>188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10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10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10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00M00S" calcext:value-type="time">
            <text:p>06:00 PM</text:p>
          </table:table-cell>
          <table:table-cell table:formula="of:=([.C181]-[.B181]+([.C181]&lt;[.B181]))" office:value-type="time" office:time-value="PT04H10M00S" calcext:value-type="time">
            <text:p>04:10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2]-[.B182]+([.C182]&lt;[.B182]))" office:value-type="time" office:time-value="PT00H00M00S" calcext:value-type="time">
            <text:p>00:00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3]-[.B183]+([.C183]&lt;[.B183]))" office:value-type="time" office:time-value="PT00H00M00S" calcext:value-type="time">
            <text:p>00:0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4]-[.B184]+([.C184]&lt;[.B184]))" office:value-type="time" office:time-value="PT00H00M00S" calcext:value-type="time">
            <text:p>00:00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5]-[.B185]+([.C185]&lt;[.B185]))" office:value-type="time" office:time-value="PT00H00M00S" calcext:value-type="time">
            <text:p>00:00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6]-[.B186]+([.C186]&lt;[.B186]))" office:value-type="time" office:time-value="PT00H00M00S" calcext:value-type="time">
            <text:p>00:0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7]-[.B187]+([.C187]&lt;[.B187]))" office:value-type="time" office:time-value="PT00H00M00S" calcext:value-type="time">
            <text:p>00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8]-[.B188]+([.C188]&lt;[.B188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9]-[.B189]+([.C189]&lt;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0]-[.B190]+([.C190]&lt;[.B190]))" office:value-type="time" office:time-value="PT00H00M00S" calcext:value-type="time">
            <text:p>00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1]-[.B191]+([.C191]&lt;[.B191]))" office:value-type="time" office:time-value="PT00H00M00S" calcext:value-type="time">
            <text:p>00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rt Time</text:p>
          </table:table-cell>
          <table:table-cell table:style-name="ce12" office:value-type="string" calcext:value-type="string">
            <text:p>Stop Time</text:p>
          </table:table-cell>
          <table:table-cell table:style-name="ce12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647" calcext:value-type="string">
            <text:p>&gt;44647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22"/>
          <table:table-cell table:style-name="ce2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05H35M00S" calcext:value-type="time">
            <text:p>05:35</text:p>
          </table:table-cell>
        </table:table-row>
        <table:table-row table:style-name="ro1">
          <table:table-cell table:style-name="ce1" office:value-type="date" office:date-value="2022-03-28" calcext:value-type="date">
            <text:p>28/03/2022</text:p>
          </table:table-cell>
          <table:table-cell table:style-name="ce3" office:value-type="time" office:time-value="PT14H15M00S" calcext:value-type="time">
            <text:p>02:15 PM</text:p>
          </table:table-cell>
          <table:table-cell table:style-name="ce3" office:value-type="time" office:time-value="PT15H10M00S" calcext:value-type="time">
            <text:p>03:10 PM</text:p>
          </table:table-cell>
          <table:table-cell table:style-name="ce9" table:formula="of:=([.C2]-[.B2]+([.C2]&lt;[.B2]))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3-28" calcext:value-type="date">
            <text:p>28/03/2022</text:p>
          </table:table-cell>
          <table:table-cell table:style-name="ce3" office:value-type="time" office:time-value="PT15H55M00S" calcext:value-type="time">
            <text:p>03:55 PM</text:p>
          </table:table-cell>
          <table:table-cell table:style-name="ce3" office:value-type="time" office:time-value="PT18H50M00S" calcext:value-type="time">
            <text:p>06:50 PM</text:p>
          </table:table-cell>
          <table:table-cell table:style-name="ce9" table:formula="of:=([.C3]-[.B3]+([.C3]&lt;[.B3]))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3-28" calcext:value-type="date">
            <text:p>28/03/2022</text:p>
          </table:table-cell>
          <table:table-cell table:style-name="ce3" office:value-type="time" office:time-value="PT21H30M00S" calcext:value-type="time">
            <text:p>09:30 PM</text:p>
          </table:table-cell>
          <table:table-cell table:style-name="ce3" office:value-type="time" office:time-value="PT23H15M00S" calcext:value-type="time">
            <text:p>11:15 PM</text:p>
          </table:table-cell>
          <table:table-cell table:style-name="ce9" table:formula="of:=([.C4]-[.B4]+([.C4]&lt;[.B4]))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647" table:operator="&gt;" table:field-number="0"/>
            </table:filter-and>
          </table:filter>
        </table:database-range>
        <table:database-range table:name="__Anonymous_Sheet_DB__2" table:target-range-address="Sheet3.A1:Sheet3.D4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18:27.5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3-29T13:49:55.047000000</dc:date>
    <meta:editing-duration>P180DT22H11M47S</meta:editing-duration>
    <meta:editing-cycles>1075</meta:editing-cycles>
    <meta:generator>LibreOffice/7.2.5.2$Windows_X86_64 LibreOffice_project/499f9727c189e6ef3471021d6132d4c694f357e5</meta:generator>
    <meta:document-statistic meta:table-count="3" meta:cell-count="1157" meta:object-count="0"/>
  </office:meta>
</office:document-meta>
</file>